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EventFactory.createEvent( ServiceManager manager , Session session , Logger logger , Object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Factory.createEvent( ServiceManager manager , Document doc , Logger logger , Object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EventFactory.createEvent( ServiceManager manager , Node node , Logger logger , Object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EventFactory.getDocument( ServiceManager manager , Node node , Logger log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